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7cm" fo:margin-right="-2cm" fo:text-indent="0cm" style:auto-text-indent="false" style:page-number="auto" fo:background-color="transparent"/>
      <style:text-properties style:font-name="Cantarell Extra Bold" fo:font-size="250pt" officeooo:rsid="00109ad5" officeooo:paragraph-rsid="0011e9fd" style:font-size-asian="250pt" style:font-size-complex="250pt"/>
    </style:style>
    <style:style style:name="T1" style:family="text">
      <style:text-properties officeooo:rsid="0011e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OUM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6:12:00.990259899</meta:creation-date>
    <dc:date>2019-10-17T08:41:12.941990080</dc:date>
    <meta:editing-duration>PT4M3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